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FreeMono" fo:font-size="10.5pt" fo:language="en" fo:country="GB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fo:language="en" fo:country="US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Courier" style:font-weight-asian="bold" style:font-name-complex="Courier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9284c" style:font-name="FreeMono" fo:font-size="10.5pt" style:font-size-asian="10.5pt" style:font-size-complex="10.5pt"/>
    </style:style>
    <style:style style:name="T8" style:family="text">
      <style:text-properties fo:color="#99284c" style:font-name="FreeMono" fo:font-size="10.5pt" fo:language="en" fo:country="US" style:font-size-asian="10.5pt" style:font-size-complex="10.5pt"/>
    </style:style>
    <style:style style:name="T9" style:family="text">
      <style:text-properties fo:color="#943634"/>
    </style:style>
    <style:style style:name="T10" style:family="text">
      <style:text-properties fo:color="#943634" fo:font-size="10.5pt" style:font-size-asian="10.5pt" style:font-size-complex="10.5pt"/>
    </style:style>
    <style:style style:name="T11" style:family="text">
      <style:text-properties fo:color="#943634" fo:font-size="10.5pt" style:text-underline-style="none" style:font-size-asian="10.5pt" style:font-size-complex="10.5pt"/>
    </style:style>
    <style:style style:name="T12" style:family="text">
      <style:text-properties fo:color="#943634" fo:font-size="10.5pt" style:font-name-asian="Wingdings" style:font-size-asian="10.5pt" style:font-name-complex="Wingdings" style:font-size-complex="10.5pt"/>
    </style:style>
    <style:style style:name="T13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4" style:family="text">
      <style:text-properties fo:color="#943634" style:font-name="DejaVu Sans" fo:font-size="10.5pt" style:font-size-asian="10.5pt" style:font-size-complex="10.5pt"/>
    </style:style>
    <style:style style:name="T15" style:family="text">
      <style:text-properties fo:color="#943634" style:font-name="FreeMono" fo:font-size="10.5pt" style:font-size-asian="10.5pt" style:font-size-complex="10.5pt"/>
    </style:style>
    <style:style style:name="T16" style:family="text">
      <style:text-properties fo:color="#943634" style:font-name="FreeMono" fo:font-size="10.5pt" style:text-underline-style="none" style:font-size-asian="10.5pt" style:font-size-complex="10.5pt"/>
    </style:style>
    <style:style style:name="T17" style:family="text">
      <style:text-properties fo:color="#943634" style:font-name="FreeMono" fo:font-size="10.5pt" style:font-name-asian="Wingdings" style:font-size-asian="10.5pt" style:font-name-complex="Wingdings" style:font-size-complex="10.5pt"/>
    </style:style>
    <style:style style:name="T18" style:family="text">
      <style:text-properties style:font-name="FreeMono"/>
    </style:style>
    <style:style style:name="T19" style:family="text">
      <style:text-properties style:font-name="FreeMono" fo:font-size="10.5pt" style:font-size-asian="10.5pt" style:font-size-complex="10.5pt"/>
    </style:style>
    <style:style style:name="T20" style:family="text">
      <style:text-properties style:font-name="FreeMono" fo:font-size="10.5pt" style:text-underline-style="none" style:font-size-asian="10.5pt" style:font-size-complex="10.5pt"/>
    </style:style>
    <style:style style:name="T21" style:family="text">
      <style:text-properties style:font-name="FreeMono" fo:font-size="10.5pt" fo:language="en" fo:country="US" style:font-size-asian="10.5pt" style:font-size-complex="10.5pt"/>
    </style:style>
    <style:style style:name="T22" style:family="text">
      <style:text-properties style:font-name="FreeMono" fo:font-size="10.5pt" style:font-name-asian="Wingdings" style:font-size-asian="10.5pt" style:font-name-complex="Wingdings" style:font-size-complex="10.5pt"/>
    </style:style>
    <style:style style:name="T23" style:family="text">
      <style:text-properties fo:color="#000000"/>
    </style:style>
    <style:style style:name="T24" style:family="text">
      <style:text-properties fo:color="#000000" style:font-name="FreeMono" fo:font-size="10.5pt" style:font-size-asian="10.5pt" style:font-size-complex="10.5pt"/>
    </style:style>
    <style:style style:name="T25" style:family="text">
      <style:text-properties fo:color="#000000" style:font-name="FreeMono" fo:font-size="10.5pt" style:text-underline-style="none" style:font-size-asian="10.5pt" style:font-size-complex="10.5pt"/>
    </style:style>
    <style:style style:name="T26" style:family="text">
      <style:text-properties fo:color="#000000" style:font-name="FreeMono" fo:font-size="10.5pt" style:text-underline-style="none" fo:font-weight="bold" style:font-size-asian="10.5pt" style:font-weight-asian="bold" style:font-size-complex="10.5pt" style:font-weight-complex="bold"/>
    </style:style>
    <style:style style:name="T27" style:family="text">
      <style:text-properties fo:color="#000000" style:font-name="FreeMono" fo:font-size="10.5pt" style:text-underline-style="none" fo:font-weight="normal" style:font-size-asian="10.5pt" style:font-weight-asian="normal" style:font-size-complex="10.5pt" style:font-weight-complex="normal"/>
    </style:style>
    <style:style style:name="T28" style:family="text">
      <style:text-properties fo:color="#000000" style:font-name="FreeMono" fo:font-size="10.5pt" fo:language="en" fo:country="US" style:font-size-asian="10.5pt" style:font-size-complex="10.5pt"/>
    </style:style>
    <style:style style:name="T29" style:family="text">
      <style:text-properties fo:color="#000000" style:font-name="FreeMono" fo:font-size="10.5pt" fo:language="en" fo:country="US" fo:font-weight="bold" style:font-size-asian="10.5pt" style:font-weight-asian="bold" style:font-size-complex="10.5pt" style:font-weight-complex="bold"/>
    </style:style>
    <style:style style:name="T30" style:family="text">
      <style:text-properties fo:color="#000000" style:font-name="FreeMono" fo:font-size="10.5pt" fo:language="en" fo:country="US" fo:font-weight="normal" style:font-size-asian="10.5pt" style:font-weight-asian="normal" style:font-size-complex="10.5pt" style:font-weight-complex="normal"/>
    </style:style>
    <style:style style:name="T31" style:family="text">
      <style:text-properties fo:color="#000000" style:font-name="FreeMono" fo:font-size="10.5pt" style:font-name-asian="Wingdings" style:font-size-asian="10.5pt" style:font-name-complex="Wingdings" style:font-size-complex="10.5pt"/>
    </style:style>
    <style:style style:name="T32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000000" style:font-name="FreeMono" fo:font-size="10.5pt" fo:font-weight="bold" style:font-name-asian="Wingdings" style:font-size-asian="10.5pt" style:font-weight-asian="bold" style:font-name-complex="Wingdings" style:font-size-complex="10.5pt" style:font-weight-complex="bold"/>
    </style:style>
    <style:style style:name="T34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000000" style:font-name="FreeMono" fo:font-size="10.5pt" fo:font-weight="normal" style:font-name-asian="Wingdings" style:font-size-asian="10.5pt" style:font-weight-asian="normal" style:font-name-complex="Wingdings" style:font-size-complex="10.5pt" style:font-weight-complex="normal"/>
    </style:style>
    <style:style style:name="T36" style:family="text">
      <style:text-properties fo:font-weight="normal"/>
    </style:style>
    <style:style style:name="T37" style:family="text">
      <style:text-properties fo:font-size="10.5pt"/>
    </style:style>
    <style:style style:name="T38" style:family="text">
      <style:text-properties style:font-size-asian="10.5pt"/>
    </style:style>
    <style:style style:name="T39" style:family="text">
      <style:text-properties style:font-weight-asian="normal"/>
    </style:style>
    <style:style style:name="T40" style:family="text">
      <style:text-properties style:font-size-complex="10.5pt"/>
    </style:style>
    <style:style style:name="T41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5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0">Nivel 0 – menor prioridad</text:p>
      <text:p text:style-name="P6">&lt;<text:tab/>2</text:p>
      <text:p text:style-name="P6">&gt;<text:tab/>2</text:p>
      <text:p text:style-name="P6">&lt;=<text:tab/>2</text:p>
      <text:p text:style-name="P6">&gt;=<text:tab/>2</text:p>
      <text:p text:style-name="P6">=<text:tab/>2</text:p>
      <text:p text:style-name="P6">=/=<text:tab/>2</text:p>
      <text:p text:style-name="P10">Nivel 1</text:p>
      <text:p text:style-name="P6">+<text:tab/>2</text:p>
      <text:p text:style-name="P6">-<text:tab/>2</text:p>
      <text:p text:style-name="P6">or <text:tab/>2</text:p>
      <text:p text:style-name="P10">Nivel 2</text:p>
      <text:p text:style-name="P6">*<text:tab/>2</text:p>
      <text:p text:style-name="P6">/<text:tab/>2</text:p>
      <text:p text:style-name="P6">%<text:tab/>2</text:p>
      <text:p text:style-name="P6">and <text:tab/>2</text:p>
      <text:p text:style-name="P10">Nivel 3</text:p>
      <text:p text:style-name="P7">&gt;&gt;<text:tab/>2</text:p>
      <text:p text:style-name="P7">&lt;&lt;<text:tab/>2</text:p>
      <text:p text:style-name="P8">Nivel 4 – mayor prioridad</text:p>
      <text:p text:style-name="P7">not<text:tab/>1</text:p>
      <text:p text:style-name="P7">-<text:tab/>1</text:p>
      <text:p text:style-name="P7">(float)<text:tab/>1</text:p>
      <text:p text:style-name="P7">(int)<text:tab/>1</text:p>
      <text:p text:style-name="P7">(nat)<text:tab/>1</text:p>
      <text:p text:style-name="P6">(char)<text:tab/>1</text:p>
      <text:p text:style-name="P9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14"><text:bookmark-start text:name="__DdeLink__21979_1730890738"/>Programa → Declaraciones &amp; Instrucciones</text:p>
      <text:p text:style-name="P14"/>
      <text:p text:style-name="P14">Declaraciones → Declaraciones ; Declaracion</text:p>
      <text:p text:style-name="P14">Declaraciones → Declaración</text:p>
      <text:p text:style-name="P14">Declaracion → DeclaracionTipo</text:p>
      <text:p text:style-name="P14">Declaracion → DeclaracionVariable</text:p>
      <text:p text:style-name="Standard"><text:span text:style-name="Fuente_20_de_20_párrafo_20_predeter."><text:span text:style-name="T34">Declaracion → DeclaracionProcedimiento</text:span></text:span></text:p>
      <text:p text:style-name="P14"/>
      <text:p text:style-name="P14">DeclaracionTipo → tipo id = Tipo</text:p>
      <text:p text:style-name="P14">DeclaraciónVariable → id : Tipo</text:p>
      <text:p text:style-name="Standard"><text:span text:style-name="Fuente_20_de_20_párrafo_20_predeter."><text:span text:style-name="T34">DeclaracionProcedimiento → procedure id FParametros Bloque</text:span></text:span></text:p>
      <text:p text:style-name="P14"/>
      <text:p text:style-name="Standard"><text:span text:style-name="Fuente_20_de_20_párrafo_20_predeter."><text:span text:style-name="T34">Bloque → Declaraciones &amp; Instrucciones</text:span></text:span></text:p>
      <text:p text:style-name="Standard"><text:span text:style-name="Fuente_20_de_20_párrafo_20_predeter."><text:span text:style-name="T34">Bloque → Instrucciones</text:span></text:span></text:p>
      <text:p text:style-name="Standard"><text:span text:style-name="Fuente_20_de_20_párrafo_20_predeter."><text:span text:style-name="T34">FParametros → (LFParametros)</text:span></text:span></text:p>
      <text:p text:style-name="Standard"><text:span text:style-name="Fuente_20_de_20_párrafo_20_predeter."><text:span text:style-name="T34">FParametros → λ</text:span></text:span></text:p>
      <text:p text:style-name="Standard"><text:span text:style-name="Fuente_20_de_20_párrafo_20_predeter."><text:span text:style-name="T34">LFParametros → LFParametros , FParametro</text:span></text:span></text:p>
      <text:p text:style-name="Standard"><text:span text:style-name="Fuente_20_de_20_párrafo_20_predeter."><text:span text:style-name="T34">LFParametros → FParametro</text:span></text:span></text:p>
      <text:p text:style-name="Standard"><text:span text:style-name="Fuente_20_de_20_párrafo_20_predeter."><text:span text:style-name="T34">FParametro → var Tipo id</text:span></text:span></text:p>
      <text:p text:style-name="Standard"><text:soft-page-break/><text:span text:style-name="Fuente_20_de_20_párrafo_20_predeter."><text:span text:style-name="T34">FParametro → Tipo id</text:span></text:span></text:p>
      <text:p text:style-name="P15"/>
      <text:p text:style-name="P14">Tipo → Boolean</text:p>
      <text:p text:style-name="P14">Tipo → character</text:p>
      <text:p text:style-name="P14">Tipo → Float</text:p>
      <text:p text:style-name="P14">Tipo → Natural</text:p>
      <text:p text:style-name="P14">Tipo → id</text:p>
      <text:p text:style-name="P14">Tipo → array [Expresion] of Tipo</text:p>
      <text:p text:style-name="P14">Tipo → record { Campos }</text:p>
      <text:p text:style-name="P14">Tipo → pointer Tipo</text:p>
      <text:p text:style-name="P14"/>
      <text:p text:style-name="P14"/>
      <text:p text:style-name="P14">Campos → Campos ';' Campo</text:p>
      <text:p text:style-name="P14">Campos → Campo</text:p>
      <text:p text:style-name="P14">Campo → id : Tipo</text:p>
      <text:p text:style-name="P15"/>
      <text:p text:style-name="P14">Instrucciones → Instrucción ; Instrucciones</text:p>
      <text:p text:style-name="P14">Instrucciones → Instrucción</text:p>
      <text:p text:style-name="Standard"><text:span text:style-name="Fuente_20_de_20_párrafo_20_predeter."><text:span text:style-name="T34">Instrucción → InsProcedimiento</text:span></text:span></text:p>
      <text:p text:style-name="P14">Instrucción → InsLectura</text:p>
      <text:p text:style-name="P14">Instrucción → InsEscritura</text:p>
      <text:p text:style-name="P14">Instrucción → InsAsignación</text:p>
      <text:p text:style-name="P14">Instrucción → InsCompuesta</text:p>
      <text:p text:style-name="P14">Instrucción → InsIf</text:p>
      <text:p text:style-name="P14">Instrucción → InsWhile</text:p>
      <text:p text:style-name="P14">Instrucción → InsFor</text:p>
      <text:p text:style-name="P14">Instrucción → InsNew</text:p>
      <text:p text:style-name="P14">Instrucción → InsDis</text:p>
      <text:p text:style-name="P14"/>
      <text:p text:style-name="Standard"><text:span text:style-name="Fuente_20_de_20_párrafo_20_predeter."><text:span text:style-name="T34">InsProcedimiento → id AParametros</text:span></text:span></text:p>
      <text:p text:style-name="Standard"><text:span text:style-name="Fuente_20_de_20_párrafo_20_predeter."><text:span text:style-name="T34">AParametros → (LAParametros)</text:span></text:span></text:p>
      <text:p text:style-name="Standard"><text:span text:style-name="Fuente_20_de_20_párrafo_20_predeter."><text:span text:style-name="T27">AParametros</text:span></text:span><text:span text:style-name="Fuente_20_de_20_párrafo_20_predeter."><text:span text:style-name="T34"> → λ</text:span></text:span></text:p>
      <text:p text:style-name="Standard"><text:span text:style-name="Fuente_20_de_20_párrafo_20_predeter."><text:span text:style-name="T34">LAParametros → LAParametros , Expresion</text:span></text:span></text:p>
      <text:p text:style-name="Standard"><text:span text:style-name="Fuente_20_de_20_párrafo_20_predeter."><text:span text:style-name="T34">LAParametros → Expresion</text:span></text:span></text:p>
      <text:p text:style-name="P14"/>
      <text:p text:style-name="P14">InsLectura → <text:s/>in(id)</text:p>
      <text:p text:style-name="P14">InsEscritura → out(Expresion)</text:p>
      <text:p text:style-name="P14">InsAsignación → Mem := Expresión</text:p>
      <text:p text:style-name="P14"/>
      <text:p text:style-name="P14">InsCompuesta → { Instrucciones }</text:p>
      <text:p text:style-name="P14"/>
      <text:p text:style-name="P13">InsIf → if Expresion then Instrucción Pelse</text:p>
      <text:p text:style-name="P13">PElse → else Instrucción</text:p>
      <text:p text:style-name="Standard"><text:span text:style-name="Fuente_20_de_20_párrafo_20_predeter."><text:span text:style-name="T30">PElse → </text:span></text:span><text:span text:style-name="Fuente_20_de_20_párrafo_20_predeter."><text:span text:style-name="T34">λ</text:span></text:span></text:p>
      <text:p text:style-name="P13"/>
      <text:p text:style-name="P13">InsWhile → while Expresion do Instrucción</text:p>
      <text:p text:style-name="P13"/>
      <text:p text:style-name="P13">InsFor → for id=Expresion to Expresion do Instruccion</text:p>
      <text:p text:style-name="P13"/>
      <text:p text:style-name="P13">InsNew → new Mem</text:p>
      <text:p text:style-name="P13"/>
      <text:p text:style-name="P13">InsDis → dispose Mem</text:p>
      <text:p text:style-name="P13"/>
      <text:p text:style-name="P13">Mem → id</text:p>
      <text:p text:style-name="P13">Mem → Mem-&gt; </text:p>
      <text:p text:style-name="P13">Mem → Mem[Exp]</text:p>
      <text:p text:style-name="P13">Mem → Mem.id</text:p>
      <text:p text:style-name="P13"/>
      <text:p text:style-name="P14">Expresión → ExpresiónNiv1 OpNiv0 ExpresiónNiv1</text:p>
      <text:p text:style-name="P14">Expresión → ExpresiónNiv1</text:p>
      <text:p text:style-name="P14"/>
      <text:p text:style-name="Standard"><text:span text:style-name="T34">ExpresiónNiv1 → ExpresiónNiv1 OpNiv1 ExpresiónNiv2</text:span></text:p>
      <text:p text:style-name="P14">ExpresiónNiv1 → ExpresiónNiv2</text:p>
      <text:p text:style-name="P14"><text:soft-page-break/></text:p>
      <text:p text:style-name="Standard"><text:span text:style-name="T34">ExpresiónNiv2 → ExpresiónNiv2 OpNiv2 ExpresiónNiv3</text:span></text:p>
      <text:p text:style-name="P14">ExpresiónNiv2 → ExpresiónNiv3</text:p>
      <text:p text:style-name="P14"/>
      <text:p text:style-name="P14">ExpresiónNiv3 → ExpresionNiv4 OpNiv3 ExpresiónNiv3</text:p>
      <text:p text:style-name="P14">ExpresiónNiv3 → ExpresiónNiv4</text:p>
      <text:p text:style-name="P14"/>
      <text:p text:style-name="P14">ExpresiónNiv4 → OpNiv4 ExpresiónNiv4</text:p>
      <text:p text:style-name="P14">ExpresiónNiv4 → | Expresión |</text:p>
      <text:p text:style-name="P14">ExpresiónNiv4 → ( Expresión )</text:p>
      <text:p text:style-name="P14">ExpresiónNiv4 → Literal</text:p>
      <text:p text:style-name="P14">ExpresionNiv4 → Mem</text:p>
      <text:p text:style-name="P14"/>
      <text:p text:style-name="P12">Literal → litNat</text:p>
      <text:p text:style-name="P12">Literal → litFlo</text:p>
      <text:p text:style-name="P12">Literal → litTrue</text:p>
      <text:p text:style-name="P14">Literal → litFalse</text:p>
      <text:p text:style-name="P14">Literal → litCha</text:p>
      <text:p text:style-name="P14"/>
      <text:p text:style-name="P14">OpNiv0 → &lt;</text:p>
      <text:p text:style-name="P14">OpNiv0 → &gt;<text:tab/></text:p>
      <text:p text:style-name="P14">OpNiv0 → &lt;=<text:tab/></text:p>
      <text:p text:style-name="P14">OpNiv0 → &gt;=</text:p>
      <text:p text:style-name="P14">OpNiv0 → =</text:p>
      <text:p text:style-name="P14">OpNiv0 → =/=</text:p>
      <text:p text:style-name="P14"/>
      <text:p text:style-name="P14">OpNiv1 → +</text:p>
      <text:p text:style-name="P14">OpNiv1 → -</text:p>
      <text:p text:style-name="P14">OpNiv1 → or</text:p>
      <text:p text:style-name="P14"/>
      <text:p text:style-name="P14">OpNiv2 → *</text:p>
      <text:p text:style-name="P14">OpNiv2 → /</text:p>
      <text:p text:style-name="P14">OpNiv2 → %</text:p>
      <text:p text:style-name="P14">OpNiv2 → and</text:p>
      <text:p text:style-name="P15"/>
      <text:p text:style-name="P14">OpNiv3 → &gt;&gt;</text:p>
      <text:p text:style-name="P14">OpNiv3 → &lt;&lt;</text:p>
      <text:p text:style-name="P14"/>
      <text:p text:style-name="P14">OpNiv4 → not</text:p>
      <text:p text:style-name="P14">OpNiv4 → -</text:p>
      <text:p text:style-name="P14">OpNiv4 → (float)</text:p>
      <text:p text:style-name="P12">OpNiv4 → (int)</text:p>
      <text:p text:style-name="P12">OpNiv4 → (nat)</text:p>
      <text:p text:style-name="P12">OpNiv4 → (char)</text:p>
      <text:p text:style-name="P16"><text:bookmark-end text:name="__DdeLink__21979_17308907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Hector </meta:initial-creator>
    <dc:creator>ruben </dc:creator>
    <meta:creation-date>2010-01-12T10:05:00Z</meta:creation-date>
    <dc:date>2010-05-11T20:48:04</dc:date>
    <meta:editing-cycles>30</meta:editing-cycles>
    <meta:editing-duration>PT08H58M09S</meta:editing-duration>
    <meta:document-statistic meta:table-count="0" meta:image-count="0" meta:object-count="0" meta:page-count="3" meta:paragraph-count="131" meta:word-count="458" meta:character-count="2704"/>
    <meta:template xlink:type="simple" xlink:actuate="onRequest" xlink:title="" xlink:href="../../../home/hector/Documents/ucm/Cuarto/PLg/compilador/doc/puntosODT/punto2.odt/Normal"/>
  </office:meta>
</office:document-meta>
</file>